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draw:stroke="non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0" draw:master-page-name="Master1-Layout7-blank-Vuota" presentation:presentation-page-layout-name="Master1-PPL7" draw:id="Slide-257">
        <draw:frame draw:id="id63" draw:style-name="a381" draw:name="Immagine 2" svg:x="0in" svg:y="0.50525in" svg:width="13.33333in" svg:height="6.48949in" style:rel-width="scale" style:rel-height="scale">
          <draw:image xlink:href="media/image1.png" xlink:type="simple" xlink:show="embed" xlink:actuate="onLoad"/>
          <svg:title/>
          <svg:desc>Immagine che contiene testo, schermata, Software multimediale, multimediale</svg:desc>
        </draw:frame>
      </draw:page>
      <draw:page draw:name="Slide3" draw:style-name="a382" draw:master-page-name="Master1-Layout7-blank-Vuota" presentation:presentation-page-layout-name="Master1-PPL7" draw:id="Slide-258">
        <draw:frame draw:id="id64" draw:style-name="a383" draw:name="Immagine 2" svg:x="0in" svg:y="0.76283in" svg:width="13.33333in" svg:height="5.97434in" style:rel-width="scale" style:rel-height="scale">
          <draw:image xlink:href="media/image2.png" xlink:type="simple" xlink:show="embed" xlink:actuate="onLoad"/>
          <svg:title/>
          <svg:desc>Immagine che contiene schermata, Software multimediale, software, Software per la grafica

Il contenuto generato dall'IA potrebbe non essere corretto.</svg:desc>
        </draw:frame>
      </draw:page>
      <draw:page draw:name="Slide4" draw:style-name="a384" draw:master-page-name="Master1-Layout7-blank-Vuota" presentation:presentation-page-layout-name="Master1-PPL7" draw:id="Slide-259">
        <draw:frame draw:id="id65" draw:style-name="a385" draw:name="Immagine 2" svg:x="0in" svg:y="1.11777in" svg:width="13.33333in" svg:height="5.26445in" style:rel-width="scale" style:rel-height="scale">
          <draw:image xlink:href="media/image3.png" xlink:type="simple" xlink:show="embed" xlink:actuate="onLoad"/>
          <svg:title/>
          <svg:desc>Immagine che contiene schermata, Software multimediale, software, Modifica

Il contenuto generato dall'IA potrebbe non essere corretto.</svg:desc>
        </draw:frame>
      </draw:page>
      <draw:page draw:name="Slide5" draw:style-name="a386" draw:master-page-name="Master1-Layout7-blank-Vuota" presentation:presentation-page-layout-name="Master1-PPL7" draw:id="Slide-260">
        <draw:frame draw:id="id66" draw:style-name="a387" draw:name="Immagine 2" svg:x="0in" svg:y="0.8196in" svg:width="13.33333in" svg:height="5.86081in" style:rel-width="scale" style:rel-height="scale">
          <draw:image xlink:href="media/image4.png" xlink:type="simple" xlink:show="embed" xlink:actuate="onLoad"/>
          <svg:title/>
          <svg:desc>Immagine che contiene testo, schermata, software, Software multimediale

Il contenuto generato dall'IA potrebbe non essere corretto.</svg:desc>
        </draw:frame>
      </draw:page>
      <draw:page draw:name="Slide6" draw:style-name="a388" draw:master-page-name="Master1-Layout6-titleOnly-Solo-titolo" presentation:presentation-page-layout-name="Master1-PPL6" draw:id="Slide-261">
        <draw:frame draw:id="id67" presentation:style-name="a392" draw:name="Titolo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https://www.animeunity.so/anime/5801-solo-leveling-2-arise-from-the-shadow</text:span><text:span text:style-name="a39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 dello schema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 dello schema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 dello schema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 dello schema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 dello schema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 dello schema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 dello schema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 dello schema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alvo salamone</meta:initial-creator>
    <dc:creator>salvo salamone</dc:creator>
    <meta:creation-date>2025-03-28T14:45:24Z</meta:creation-date>
    <dc:date>2025-03-28T14:51:04Z</dc:date>
    <meta:editing-cycles>1</meta:editing-cycles>
    <meta:editing-duration>PT340S</meta:editing-duration>
    <meta:document-statistic meta:paragraph-count="1" meta:word-count="11"/>
  </office:meta>
</office:document-meta>
</file>